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18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3917in"/>
    </style:style>
    <style:style style:name="co10" style:family="table-column">
      <style:table-column-properties fo:break-before="auto" style:column-width="0.8425in"/>
    </style:style>
    <style:style style:name="co11" style:family="table-column">
      <style:table-column-properties fo:break-before="auto" style:column-width="1.4453in"/>
    </style:style>
    <style:style style:name="co12" style:family="table-column">
      <style:table-column-properties fo:break-before="auto" style:column-width="1.4382in"/>
    </style:style>
    <style:style style:name="co13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6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" table:style-name="ta1">
        <table:shapes>
          <draw:frame draw:z-index="0" draw:style-name="gr1" draw:text-style-name="P1" svg:width="6.2988in" svg:height="3.5429in" svg:x="8.5811in" svg:y="2.9362in">
            <draw:object draw:notify-on-update-of-ranges="merged_sorting_results.I5:merged_sorting_results.I14 merged_sorting_results.M4:merged_sorting_results.M4 merged_sorting_results.M5:merged_sorting_results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rray Length: 2^12 = 40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024" calcext:value-type="float">
            <text:p>102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2"/>
          <table:table-cell table:style-name="ce4" office:value-type="string" calcext:value-type="string">
            <text:p>N. Threads (base 2)</text:p>
          </table:table-cell>
          <table:table-cell table:style-name="ce4" office:value-type="string" calcext:value-type="string">
            <text:p>N. Threads</text:p>
          </table:table-cell>
          <table:table-cell table:style-name="ce4" office:value-type="string" calcext:value-type="string">
            <text:p>Mean time GPU (ms)</text:p>
          </table:table-cell>
          <table:table-cell table:style-name="ce4" office:value-type="string" calcext:value-type="string">
            <text:p>Mean time CPU (ms)</text:p>
          </table:table-cell>
          <table:table-cell table:style-name="ce4" office:value-type="string" calcext:value-type="string">
            <text:p>Speedup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2.1938" calcext:value-type="float">
            <text:p>12.1938</text:p>
          </table:table-cell>
          <table:table-cell office:value-type="float" office:value="1.27122" calcext:value-type="float">
            <text:p>1.27122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5" table:formula="of:=&quot;2^&quot; &amp; LOG([.J5]; 2)" office:value-type="string" office:string-value="2^10" calcext:value-type="string">
            <text:p>2^10</text:p>
          </table:table-cell>
          <table:table-cell table:style-name="ce6" table:formula="of:=OFFSET([.$B$2]; (ROW() - 5) * 11; 0)" office:value-type="float" office:value="1024" calcext:value-type="float">
            <text:p>1024</text:p>
          </table:table-cell>
          <table:table-cell table:style-name="ce6" table:formula="of:=AVERAGE(OFFSET([.$D$5]; (ROW() - 5) * 11; 0; 5; 1))" office:value-type="float" office:value="2.517608" calcext:value-type="float">
            <text:p>2.517608</text:p>
          </table:table-cell>
          <table:table-cell table:style-name="ce6" table:formula="of:=AVERAGE(OFFSET([.$E$5]; (ROW() - 5) * 11; 0; 5; 1))" office:value-type="float" office:value="1.254766" calcext:value-type="float">
            <text:p>1.254766</text:p>
          </table:table-cell>
          <table:table-cell table:style-name="ce6" table:formula="of:=[.L5]/[.K5]" office:value-type="float" office:value="0.49839609661234" calcext:value-type="float">
            <text:p>0.49839609661234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100352" calcext:value-type="float">
            <text:p>0.100352</text:p>
          </table:table-cell>
          <table:table-cell office:value-type="float" office:value="1.26796" calcext:value-type="float">
            <text:p>1.26796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5" table:formula="of:=&quot;2^&quot; &amp; LOG([.J6]; 2)" office:value-type="string" office:string-value="2^12" calcext:value-type="string">
            <text:p>2^12</text:p>
          </table:table-cell>
          <table:table-cell table:style-name="ce6" table:formula="of:=OFFSET([.$B$2]; (ROW() - 5) * 11; 0)" office:value-type="float" office:value="4096" calcext:value-type="float">
            <text:p>4096</text:p>
          </table:table-cell>
          <table:table-cell table:style-name="ce6" table:formula="of:=AVERAGE(OFFSET([.$D$5]; (ROW() - 5) * 11; 0; 5; 1))" office:value-type="float" office:value="0.6033408" calcext:value-type="float">
            <text:p>0.6033408</text:p>
          </table:table-cell>
          <table:table-cell table:style-name="ce6" table:formula="of:=AVERAGE(OFFSET([.$E$5]; (ROW() - 5) * 11; 0; 5; 1))" office:value-type="float" office:value="6.487958" calcext:value-type="float">
            <text:p>6.487958</text:p>
          </table:table-cell>
          <table:table-cell table:style-name="ce6" table:formula="of:=[.L6]/[.K6]" office:value-type="float" office:value="10.7533884663527" calcext:value-type="float">
            <text:p>10.7533884663527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0.09728" calcext:value-type="float">
            <text:p>0.09728</text:p>
          </table:table-cell>
          <table:table-cell office:value-type="float" office:value="1.24207" calcext:value-type="float">
            <text:p>1.24207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5" table:formula="of:=&quot;2^&quot; &amp; LOG([.J7]; 2)" office:value-type="string" office:string-value="2^14" calcext:value-type="string">
            <text:p>2^14</text:p>
          </table:table-cell>
          <table:table-cell table:style-name="ce6" table:formula="of:=OFFSET([.$B$2]; (ROW() - 5) * 11; 0)" office:value-type="float" office:value="16384" calcext:value-type="float">
            <text:p>16384</text:p>
          </table:table-cell>
          <table:table-cell table:style-name="ce6" table:formula="of:=AVERAGE(OFFSET([.$D$5]; (ROW() - 5) * 11; 0; 5; 1))" office:value-type="float" office:value="0.6688384" calcext:value-type="float">
            <text:p>0.6688384</text:p>
          </table:table-cell>
          <table:table-cell table:style-name="ce6" table:formula="of:=AVERAGE(OFFSET([.$E$5]; (ROW() - 5) * 11; 0; 5; 1))" office:value-type="float" office:value="31.64338" calcext:value-type="float">
            <text:p>31.64338</text:p>
          </table:table-cell>
          <table:table-cell table:style-name="ce6" table:formula="of:=[.L7]/[.K7]" office:value-type="float" office:value="47.3109498497694" calcext:value-type="float">
            <text:p>47.3109498497694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float" office:value="0.09728" calcext:value-type="float">
            <text:p>0.09728</text:p>
          </table:table-cell>
          <table:table-cell office:value-type="float" office:value="1.24802" calcext:value-type="float">
            <text:p>1.24802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5" table:formula="of:=&quot;2^&quot; &amp; LOG([.J8]; 2)" office:value-type="string" office:string-value="2^16" calcext:value-type="string">
            <text:p>2^16</text:p>
          </table:table-cell>
          <table:table-cell table:style-name="ce6" table:formula="of:=OFFSET([.$B$2]; (ROW() - 5) * 11; 0)" office:value-type="float" office:value="65536" calcext:value-type="float">
            <text:p>65536</text:p>
          </table:table-cell>
          <table:table-cell table:style-name="ce6" table:formula="of:=AVERAGE(OFFSET([.$D$5]; (ROW() - 5) * 11; 0; 5; 1))" office:value-type="float" office:value="0.9154564" calcext:value-type="float">
            <text:p>0.9154564</text:p>
          </table:table-cell>
          <table:table-cell table:style-name="ce6" table:formula="of:=AVERAGE(OFFSET([.$E$5]; (ROW() - 5) * 11; 0; 5; 1))" office:value-type="float" office:value="150.372" calcext:value-type="float">
            <text:p>150.372</text:p>
          </table:table-cell>
          <table:table-cell table:style-name="ce6" table:formula="of:=[.L8]/[.K8]" office:value-type="float" office:value="164.25905155068" calcext:value-type="float">
            <text:p>164.25905155068</text:p>
          </table:table-cell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.099328" calcext:value-type="float">
            <text:p>0.099328</text:p>
          </table:table-cell>
          <table:table-cell office:value-type="float" office:value="1.24456" calcext:value-type="float">
            <text:p>1.24456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5" table:formula="of:=&quot;2^&quot; &amp; LOG([.J9]; 2)" office:value-type="string" office:string-value="2^18" calcext:value-type="string">
            <text:p>2^18</text:p>
          </table:table-cell>
          <table:table-cell table:style-name="ce6" table:formula="of:=OFFSET([.$B$2]; (ROW() - 5) * 11; 0)" office:value-type="float" office:value="262144" calcext:value-type="float">
            <text:p>262144</text:p>
          </table:table-cell>
          <table:table-cell table:style-name="ce6" table:formula="of:=AVERAGE(OFFSET([.$D$5]; (ROW() - 5) * 11; 0; 5; 1))" office:value-type="float" office:value="3.661834" calcext:value-type="float">
            <text:p>3.661834</text:p>
          </table:table-cell>
          <table:table-cell table:style-name="ce6" table:formula="of:=AVERAGE(OFFSET([.$E$5]; (ROW() - 5) * 11; 0; 5; 1))" office:value-type="float" office:value="673.01" calcext:value-type="float">
            <text:p>673.01</text:p>
          </table:table-cell>
          <table:table-cell table:style-name="ce6" table:formula="of:=[.L9]/[.K9]" office:value-type="float" office:value="183.790417588564" calcext:value-type="float">
            <text:p>183.790417588564</text:p>
          </table:table-cell>
        </table:table-row>
        <table:table-row table:style-name="ro1">
          <table:table-cell table:number-columns-repeated="8"/>
          <table:table-cell table:style-name="ce5" table:formula="of:=&quot;2^&quot; &amp; LOG([.J10]; 2)" office:value-type="string" office:string-value="2^20" calcext:value-type="string">
            <text:p>2^20</text:p>
          </table:table-cell>
          <table:table-cell table:style-name="ce6" table:formula="of:=OFFSET([.$B$2]; (ROW() - 5) * 11; 0)" office:value-type="float" office:value="1048576" calcext:value-type="float">
            <text:p>1048576</text:p>
          </table:table-cell>
          <table:table-cell table:style-name="ce6" table:formula="of:=AVERAGE(OFFSET([.$D$5]; (ROW() - 5) * 11; 0; 5; 1))" office:value-type="float" office:value="7.012442" calcext:value-type="float">
            <text:p>7.012442</text:p>
          </table:table-cell>
          <table:table-cell table:style-name="ce6" table:formula="of:=AVERAGE(OFFSET([.$E$5]; (ROW() - 5) * 11; 0; 5; 1))" office:value-type="float" office:value="3235.632" calcext:value-type="float">
            <text:p>3235.632</text:p>
          </table:table-cell>
          <table:table-cell table:style-name="ce6" table:formula="of:=[.L10]/[.K10]" office:value-type="float" office:value="461.413014182506" calcext:value-type="float">
            <text:p>461.413014182506</text:p>
          </table:table-cell>
        </table:table-row>
        <table:table-row table:style-name="ro1">
          <table:table-cell table:number-columns-repeated="8"/>
          <table:table-cell table:style-name="ce5" table:formula="of:=&quot;2^&quot; &amp; LOG([.J11]; 2)" office:value-type="string" office:string-value="2^22" calcext:value-type="string">
            <text:p>2^22</text:p>
          </table:table-cell>
          <table:table-cell table:style-name="ce6" table:formula="of:=OFFSET([.$B$2]; (ROW() - 5) * 11; 0)" office:value-type="float" office:value="4194304" calcext:value-type="float">
            <text:p>4194304</text:p>
          </table:table-cell>
          <table:table-cell table:style-name="ce6" table:formula="of:=AVERAGE(OFFSET([.$D$5]; (ROW() - 5) * 11; 0; 5; 1))" office:value-type="float" office:value="123.7526" calcext:value-type="float">
            <text:p>123.7526</text:p>
          </table:table-cell>
          <table:table-cell table:style-name="ce6" table:formula="of:=AVERAGE(OFFSET([.$E$5]; (ROW() - 5) * 11; 0; 5; 1))" office:value-type="float" office:value="15275.2" calcext:value-type="float">
            <text:p>15275.2</text:p>
          </table:table-cell>
          <table:table-cell table:style-name="ce6" table:formula="of:=[.L11]/[.K11]" office:value-type="float" office:value="123.433366248467" calcext:value-type="float">
            <text:p>123.433366248467</text:p>
          </table:table-cell>
        </table:table-row>
        <table:table-row table:style-name="ro1">
          <table:table-cell office:value-type="string" calcext:value-type="string">
            <text:p>Array Length: 2^14 = 16384</text:p>
          </table:table-cell>
          <table:table-cell table:number-columns-repeated="7"/>
          <table:table-cell table:style-name="ce5" table:formula="of:=&quot;2^&quot; &amp; LOG([.J12]; 2)" office:value-type="string" office:string-value="2^24" calcext:value-type="string">
            <text:p>2^24</text:p>
          </table:table-cell>
          <table:table-cell table:style-name="ce6" table:formula="of:=OFFSET([.$B$2]; (ROW() - 5) * 11; 0)" office:value-type="float" office:value="16777216" calcext:value-type="float">
            <text:p>16777216</text:p>
          </table:table-cell>
          <table:table-cell table:style-name="ce6" table:formula="of:=AVERAGE(OFFSET([.$D$5]; (ROW() - 5) * 11; 0; 5; 1))" office:value-type="float" office:value="586.451" calcext:value-type="float">
            <text:p>586.451</text:p>
          </table:table-cell>
          <table:table-cell table:style-name="ce6" table:formula="of:=AVERAGE(OFFSET([.$E$5]; (ROW() - 5) * 11; 0; 5; 1))" office:value-type="float" office:value="68942.78" calcext:value-type="float">
            <text:p>68942.78</text:p>
          </table:table-cell>
          <table:table-cell table:style-name="ce6" table:formula="of:=[.L12]/[.K12]" office:value-type="float" office:value="117.559318681356" calcext:value-type="float">
            <text:p>117.559318681356</text:p>
          </table:table-cell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4096" calcext:value-type="float">
            <text:p>4096</text:p>
          </table:table-cell>
          <table:table-cell table:number-columns-repeated="6"/>
          <table:table-cell table:style-name="ce5" table:formula="of:=&quot;2^&quot; &amp; LOG([.J13]; 2)" office:value-type="string" office:string-value="2^26" calcext:value-type="string">
            <text:p>2^26</text:p>
          </table:table-cell>
          <table:table-cell table:style-name="ce6" table:formula="of:=OFFSET([.$B$2]; (ROW() - 5) * 11; 0)" office:value-type="float" office:value="67108864" calcext:value-type="float">
            <text:p>67108864</text:p>
          </table:table-cell>
          <table:table-cell table:style-name="ce6" table:formula="of:=AVERAGE(OFFSET([.$D$5]; (ROW() - 5) * 11; 0; 5; 1))" office:value-type="float" office:value="2755.222" calcext:value-type="float">
            <text:p>2755.222</text:p>
          </table:table-cell>
          <table:table-cell table:style-name="ce6" table:formula="of:=AVERAGE(OFFSET([.$E$5]; (ROW() - 5) * 11; 0; 5; 1))" office:value-type="float" office:value="309915.8" calcext:value-type="float">
            <text:p>309915.8</text:p>
          </table:table-cell>
          <table:table-cell table:style-name="ce6" table:formula="of:=[.L13]/[.K13]" office:value-type="float" office:value="112.483059441308" calcext:value-type="float">
            <text:p>112.483059441308</text:p>
          </table:table-cell>
        </table:table-row>
        <table:table-row table:style-name="ro1">
          <table:table-cell table:number-columns-repeated="8"/>
          <table:table-cell table:style-name="ce5" table:formula="of:=&quot;2^&quot; &amp; LOG([.J14]; 2)" office:value-type="string" office:string-value="2^28" calcext:value-type="string">
            <text:p>2^28</text:p>
          </table:table-cell>
          <table:table-cell table:style-name="ce6" table:formula="of:=OFFSET([.$B$2]; (ROW() - 5) * 11; 0)" office:value-type="float" office:value="268435456" calcext:value-type="float">
            <text:p>268435456</text:p>
          </table:table-cell>
          <table:table-cell table:style-name="ce6" table:formula="of:=AVERAGE(OFFSET([.$D$5]; (ROW() - 5) * 11; 0; 5; 1))" office:value-type="float" office:value="12627.54" calcext:value-type="float">
            <text:p>12627.54</text:p>
          </table:table-cell>
          <table:table-cell table:style-name="ce6" table:formula="of:=AVERAGE(OFFSET([.$E$5]; (ROW() - 5) * 11; 0; 5; 1))" office:value-type="float" office:value="1424002" calcext:value-type="float">
            <text:p>1424002</text:p>
          </table:table-cell>
          <table:table-cell table:style-name="ce6" table:formula="of:=[.L14]/[.K14]" office:value-type="float" office:value="112.769549730193" calcext:value-type="float">
            <text:p>112.769549730193</text:p>
          </table:table-cell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2.15552" calcext:value-type="float">
            <text:p>2.15552</text:p>
          </table:table-cell>
          <table:table-cell office:value-type="float" office:value="6.55491" calcext:value-type="float">
            <text:p>6.5549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.1536" calcext:value-type="float">
            <text:p>0.1536</text:p>
          </table:table-cell>
          <table:table-cell office:value-type="float" office:value="6.48436" calcext:value-type="float">
            <text:p>6.4843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0.237568" calcext:value-type="float">
            <text:p>0.237568</text:p>
          </table:table-cell>
          <table:table-cell office:value-type="float" office:value="6.48408" calcext:value-type="float">
            <text:p>6.4840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float" office:value="0.241664" calcext:value-type="float">
            <text:p>0.241664</text:p>
          </table:table-cell>
          <table:table-cell office:value-type="float" office:value="6.49449" calcext:value-type="float">
            <text:p>6.49449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.228352" calcext:value-type="float">
            <text:p>0.228352</text:p>
          </table:table-cell>
          <table:table-cell office:value-type="float" office:value="6.42195" calcext:value-type="float">
            <text:p>6.4219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16 = 655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6384" calcext:value-type="float">
            <text:p>1638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2.14624" calcext:value-type="float">
            <text:p>2.14624</text:p>
          </table:table-cell>
          <table:table-cell office:value-type="float" office:value="31.723" calcext:value-type="float">
            <text:p>31.72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6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.356448" calcext:value-type="float">
            <text:p>0.356448</text:p>
          </table:table-cell>
          <table:table-cell office:value-type="float" office:value="31.6283" calcext:value-type="float">
            <text:p>31.628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.354592" calcext:value-type="float">
            <text:p>0.354592</text:p>
          </table:table-cell>
          <table:table-cell office:value-type="float" office:value="31.6495" calcext:value-type="float">
            <text:p>31.649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.242944" calcext:value-type="float">
            <text:p>0.242944</text:p>
          </table:table-cell>
          <table:table-cell office:value-type="float" office:value="31.5921" calcext:value-type="float">
            <text:p>31.592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243968" calcext:value-type="float">
            <text:p>0.243968</text:p>
          </table:table-cell>
          <table:table-cell office:value-type="float" office:value="31.624" calcext:value-type="float">
            <text:p>31.62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18 = 262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65536" calcext:value-type="float">
            <text:p>6553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2.35837" calcext:value-type="float">
            <text:p>2.35837</text:p>
          </table:table-cell>
          <table:table-cell office:value-type="float" office:value="149.875" calcext:value-type="float">
            <text:p>149.87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.561728" calcext:value-type="float">
            <text:p>0.561728</text:p>
          </table:table-cell>
          <table:table-cell office:value-type="float" office:value="146.831" calcext:value-type="float">
            <text:p>146.83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0.541472" calcext:value-type="float">
            <text:p>0.541472</text:p>
          </table:table-cell>
          <table:table-cell office:value-type="float" office:value="151.71" calcext:value-type="float">
            <text:p>151.7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7</text:p>
          </table:table-cell>
          <table:table-cell office:value-type="float" office:value="262144" calcext:value-type="float">
            <text:p>262144</text:p>
          </table:table-cell>
          <table:table-cell office:value-type="float" office:value="3" calcext:value-type="float">
            <text:p>3</text:p>
          </table:table-cell>
          <table:table-cell office:value-type="float" office:value="0.560224" calcext:value-type="float">
            <text:p>0.560224</text:p>
          </table:table-cell>
          <table:table-cell office:value-type="float" office:value="150.691" calcext:value-type="float">
            <text:p>150.69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16:38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.555488" calcext:value-type="float">
            <text:p>0.555488</text:p>
          </table:table-cell>
          <table:table-cell office:value-type="float" office:value="152.753" calcext:value-type="float">
            <text:p>152.75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0 = 1048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262144" calcext:value-type="float">
            <text:p>2621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46:0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office:value-type="float" office:value="11.8012" calcext:value-type="float">
            <text:p>11.8012</text:p>
          </table:table-cell>
          <table:table-cell office:value-type="float" office:value="664.592" calcext:value-type="float">
            <text:p>664.59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46:0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float" office:value="1.64282" calcext:value-type="float">
            <text:p>1.64282</text:p>
          </table:table-cell>
          <table:table-cell office:value-type="float" office:value="670.625" calcext:value-type="float">
            <text:p>670.62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46:0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1.61859" calcext:value-type="float">
            <text:p>1.61859</text:p>
          </table:table-cell>
          <table:table-cell office:value-type="float" office:value="679.722" calcext:value-type="float">
            <text:p>679.72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46:0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" calcext:value-type="float">
            <text:p>3</text:p>
          </table:table-cell>
          <table:table-cell office:value-type="float" office:value="1.62464" calcext:value-type="float">
            <text:p>1.62464</text:p>
          </table:table-cell>
          <table:table-cell office:value-type="float" office:value="668.024" calcext:value-type="float">
            <text:p>668.02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3 16:46:03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1.62192" calcext:value-type="float">
            <text:p>1.62192</text:p>
          </table:table-cell>
          <table:table-cell office:value-type="float" office:value="682.087" calcext:value-type="float">
            <text:p>682.08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2 = 4194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048576" calcext:value-type="float">
            <text:p>104857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1:5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office:value-type="float" office:value="8.25661" calcext:value-type="float">
            <text:p>8.25661</text:p>
          </table:table-cell>
          <table:table-cell office:value-type="float" office:value="3242.06" calcext:value-type="float">
            <text:p>3242.0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1:5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6.69965" calcext:value-type="float">
            <text:p>6.69965</text:p>
          </table:table-cell>
          <table:table-cell office:value-type="float" office:value="3207.11" calcext:value-type="float">
            <text:p>3207.1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2: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6.70208" calcext:value-type="float">
            <text:p>6.70208</text:p>
          </table:table-cell>
          <table:table-cell office:value-type="float" office:value="3204.95" calcext:value-type="float">
            <text:p>3204.9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2:0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6.70093" calcext:value-type="float">
            <text:p>6.70093</text:p>
          </table:table-cell>
          <table:table-cell office:value-type="float" office:value="3264.84" calcext:value-type="float">
            <text:p>3264.8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2:0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6.70294" calcext:value-type="float">
            <text:p>6.70294</text:p>
          </table:table-cell>
          <table:table-cell office:value-type="float" office:value="3259.2" calcext:value-type="float">
            <text:p>3259.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4 = 16777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4194304" calcext:value-type="float">
            <text:p>419430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2:2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" calcext:value-type="float">
            <text:p>0</text:p>
          </table:table-cell>
          <table:table-cell office:value-type="float" office:value="125.468" calcext:value-type="float">
            <text:p>125.468</text:p>
          </table:table-cell>
          <table:table-cell office:value-type="float" office:value="15174.2" calcext:value-type="float">
            <text:p>15174.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2:4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" calcext:value-type="float">
            <text:p>1</text:p>
          </table:table-cell>
          <table:table-cell office:value-type="float" office:value="123.427" calcext:value-type="float">
            <text:p>123.427</text:p>
          </table:table-cell>
          <table:table-cell office:value-type="float" office:value="15448.7" calcext:value-type="float">
            <text:p>15448.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2:55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" calcext:value-type="float">
            <text:p>2</text:p>
          </table:table-cell>
          <table:table-cell office:value-type="float" office:value="123.29" calcext:value-type="float">
            <text:p>123.29</text:p>
          </table:table-cell>
          <table:table-cell office:value-type="float" office:value="15049.9" calcext:value-type="float">
            <text:p>15049.9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3:11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" calcext:value-type="float">
            <text:p>3</text:p>
          </table:table-cell>
          <table:table-cell office:value-type="float" office:value="123.298" calcext:value-type="float">
            <text:p>123.298</text:p>
          </table:table-cell>
          <table:table-cell office:value-type="float" office:value="15174.5" calcext:value-type="float">
            <text:p>15174.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3:26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 office:value-type="float" office:value="123.28" calcext:value-type="float">
            <text:p>123.28</text:p>
          </table:table-cell>
          <table:table-cell office:value-type="float" office:value="15528.7" calcext:value-type="float">
            <text:p>15528.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6 = 67108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6777216" calcext:value-type="float">
            <text:p>1677721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4:3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0" calcext:value-type="float">
            <text:p>0</text:p>
          </table:table-cell>
          <table:table-cell office:value-type="float" office:value="588.248" calcext:value-type="float">
            <text:p>588.248</text:p>
          </table:table-cell>
          <table:table-cell office:value-type="float" office:value="69749.4" calcext:value-type="float">
            <text:p>69749.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5:49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" calcext:value-type="float">
            <text:p>1</text:p>
          </table:table-cell>
          <table:table-cell office:value-type="float" office:value="585.926" calcext:value-type="float">
            <text:p>585.926</text:p>
          </table:table-cell>
          <table:table-cell office:value-type="float" office:value="69623" calcext:value-type="float">
            <text:p>6962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7:0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" calcext:value-type="float">
            <text:p>2</text:p>
          </table:table-cell>
          <table:table-cell office:value-type="float" office:value="586.228" calcext:value-type="float">
            <text:p>586.228</text:p>
          </table:table-cell>
          <table:table-cell office:value-type="float" office:value="68516.9" calcext:value-type="float">
            <text:p>68516.9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8:1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" calcext:value-type="float">
            <text:p>3</text:p>
          </table:table-cell>
          <table:table-cell office:value-type="float" office:value="585.623" calcext:value-type="float">
            <text:p>585.623</text:p>
          </table:table-cell>
          <table:table-cell office:value-type="float" office:value="68682.1" calcext:value-type="float">
            <text:p>68682.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49:2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4" calcext:value-type="float">
            <text:p>4</text:p>
          </table:table-cell>
          <table:table-cell office:value-type="float" office:value="586.23" calcext:value-type="float">
            <text:p>586.23</text:p>
          </table:table-cell>
          <table:table-cell office:value-type="float" office:value="68142.5" calcext:value-type="float">
            <text:p>68142.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8 = 2684354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67108864" calcext:value-type="float">
            <text:p>6710886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54:3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0" calcext:value-type="float">
            <text:p>0</text:p>
          </table:table-cell>
          <table:table-cell office:value-type="float" office:value="2814.51" calcext:value-type="float">
            <text:p>2814.51</text:p>
          </table:table-cell>
          <table:table-cell office:value-type="float" office:value="311268" calcext:value-type="float">
            <text:p>31126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8:59:57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2739.05" calcext:value-type="float">
            <text:p>2739.05</text:p>
          </table:table-cell>
          <table:table-cell office:value-type="float" office:value="311219" calcext:value-type="float">
            <text:p>311219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9:05:15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2742.57" calcext:value-type="float">
            <text:p>2742.57</text:p>
          </table:table-cell>
          <table:table-cell office:value-type="float" office:value="311678" calcext:value-type="float">
            <text:p>31167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9:10:2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2740.92" calcext:value-type="float">
            <text:p>2740.92</text:p>
          </table:table-cell>
          <table:table-cell office:value-type="float" office:value="307611" calcext:value-type="float">
            <text:p>30761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9:15:43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2739.06" calcext:value-type="float">
            <text:p>2739.06</text:p>
          </table:table-cell>
          <table:table-cell office:value-type="float" office:value="307803" calcext:value-type="float">
            <text:p>30780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30 = 10737418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268435456" calcext:value-type="float">
            <text:p>26843545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19:40: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2634.9" calcext:value-type="float">
            <text:p>12634.9</text:p>
          </table:table-cell>
          <table:table-cell office:value-type="float" office:value="1432100" calcext:value-type="float">
            <text:p>143210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20:04:2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" calcext:value-type="float">
            <text:p>1</text:p>
          </table:table-cell>
          <table:table-cell office:value-type="float" office:value="12625.6" calcext:value-type="float">
            <text:p>12625.6</text:p>
          </table:table-cell>
          <table:table-cell office:value-type="float" office:value="1426380" calcext:value-type="float">
            <text:p>142638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20:28:4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" calcext:value-type="float">
            <text:p>2</text:p>
          </table:table-cell>
          <table:table-cell office:value-type="float" office:value="12614.1" calcext:value-type="float">
            <text:p>12614.1</text:p>
          </table:table-cell>
          <table:table-cell office:value-type="float" office:value="1429330" calcext:value-type="float">
            <text:p>142933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20:52:5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" calcext:value-type="float">
            <text:p>3</text:p>
          </table:table-cell>
          <table:table-cell office:value-type="float" office:value="12639" calcext:value-type="float">
            <text:p>12639</text:p>
          </table:table-cell>
          <table:table-cell office:value-type="float" office:value="1421410" calcext:value-type="float">
            <text:p>142141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2 21:16:4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4" calcext:value-type="float">
            <text:p>4</text:p>
          </table:table-cell>
          <table:table-cell office:value-type="float" office:value="12624.1" calcext:value-type="float">
            <text:p>12624.1</text:p>
          </table:table-cell>
          <table:table-cell office:value-type="float" office:value="1410790" calcext:value-type="float">
            <text:p>141079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6T13:10:39.504472639</dc:date>
    <meta:editing-duration>PT37M8S</meta:editing-duration>
    <meta:editing-cycles>4</meta:editing-cycles>
    <meta:generator>LibreOffice/7.3.7.2$Linux_X86_64 LibreOffice_project/30$Build-2</meta:generator>
    <meta:document-statistic meta:table-count="1" meta:cell-count="44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merged_sorting_results.I5:merged_sorting_results.I14 merged_sorting_results.M4:merged_sorting_results.M14" chart:data-source-has-labels="both" svg:x="1.331cm" svg:y="0.18cm" svg:width="14.349cm" svg:height="7.659cm">
          <chart:coordinate-region svg:x="2.138cm" svg:y="0.38cm" svg:width="13.183cm" svg:height="6.812cm"/>
          <chart:axis chart:dimension="x" chart:name="primary-x" chart:style-name="ch3" chartooo:axis-type="auto">
            <chartooo:date-scale/>
            <chart:title svg:x="7.059cm" svg:y="8.019cm" chart:style-name="ch4">
              <text:p>Number of Threads</text:p>
            </chart:title>
            <chart:categories table:cell-range-address="merged_sorting_results.I5:merged_sorting_results.I14"/>
          </chart:axis>
          <chart:axis chart:dimension="y" chart:name="primary-y" chart:style-name="ch3">
            <chart:title svg:x="0.451cm" svg:y="4.728cm" chart:style-name="ch5">
              <text:p>Speedup</text:p>
            </chart:title>
            <chart:grid chart:style-name="ch6" chart:class="major"/>
          </chart:axis>
          <chart:series chart:style-name="ch7" chart:values-cell-range-address="merged_sorting_results.M5:merged_sorting_results.M14" chart:label-cell-address="merged_sorting_results.M4:merged_sorting_results.M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merged_sorting_results.M4:merged_sorting_results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10</text:p>
                <draw:g>
                  <svg:desc>merged_sorting_results.I5:merged_sorting_results.I14</svg:desc>
                </draw:g>
              </table:table-cell>
              <table:table-cell office:value-type="float" office:value="0.49839609661234">
                <text:p>0.49839609661234</text:p>
                <draw:g>
                  <svg:desc>merged_sorting_results.M5:merged_sorting_results.M14</svg:desc>
                </draw:g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10.7533884663527">
                <text:p>10.7533884663527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47.3109498497694">
                <text:p>47.3109498497694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164.25905155068">
                <text:p>164.25905155068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183.790417588564">
                <text:p>183.790417588564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461.413014182506">
                <text:p>461.413014182506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123.433366248467">
                <text:p>123.433366248467</text:p>
              </table:table-cell>
            </table:table-row>
            <table:table-row>
              <table:table-cell office:value-type="string">
                <text:p>2^24</text:p>
              </table:table-cell>
              <table:table-cell office:value-type="float" office:value="117.559318681356">
                <text:p>117.559318681356</text:p>
              </table:table-cell>
            </table:table-row>
            <table:table-row>
              <table:table-cell office:value-type="string">
                <text:p>2^26</text:p>
              </table:table-cell>
              <table:table-cell office:value-type="float" office:value="112.483059441308">
                <text:p>112.483059441308</text:p>
              </table:table-cell>
            </table:table-row>
            <table:table-row>
              <table:table-cell office:value-type="string">
                <text:p>2^28</text:p>
              </table:table-cell>
              <table:table-cell office:value-type="float" office:value="112.769549730193">
                <text:p>112.769549730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